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" calcext:value-type="date">
            <text:p>01/11/22 12:00 AM</text:p>
          </table:table-cell>
          <table:table-cell table:style-name="ce15" table:formula="of:=[.B39]-[.A39]" office:value-type="time" office:time-value="-PT15H30M00S" calcext:value-type="time">
            <text:p>08:30:00</text:p>
          </table:table-cell>
          <table:table-cell table:style-name="ce7" table:formula="of:=[.C39]+[.D38]" office:value-type="time" office:time-value="-PT10H10M00.000001S" calcext:value-type="time">
            <text:p>-10:1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 table:number-rows-repeated="10485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imbus Sans1" svg:font-family="'Nimbus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1">00/00/0000</text:date>, <text:time style:data-style-name="N2" text:time-value="15:29:17.498355389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11T15:30:12.877575544</dc:date>
    <meta:editing-cycles>44</meta:editing-cycles>
    <meta:editing-duration>PT3H21M58S</meta:editing-duration>
    <meta:generator>LibreOffice/7.2.4.1$Linux_X86_64 LibreOffice_project/20$Build-1</meta:generator>
    <meta:document-statistic meta:table-count="1" meta:cell-count="181" meta:object-count="0"/>
    <meta:user-defined meta:name="AppVersion">15.0000</meta:user-defined>
  </office:meta>
</office:document-meta>
</file>